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0693in" loext:contextual-spacing="false" fo:line-height="100%" fo:keep-together="auto" fo:keep-with-next="auto"/>
    </style:style>
    <style:style style:name="P2" style:family="paragraph" style:parent-style-name="Standard">
      <style:paragraph-properties fo:margin-top="0in" fo:margin-bottom="0in" loext:contextual-spacing="false" fo:line-height="115%" fo:orphans="0" fo:widows="0"/>
    </style:style>
    <style:style style:name="P3" style:family="paragraph" style:parent-style-name="Standard" style:list-style-name="WWNum3">
      <style:paragraph-properties fo:margin-left="0.5in" fo:margin-right="0in" fo:margin-top="0in" fo:margin-bottom="0in" loext:contextual-spacing="false" fo:text-indent="-0.25in" style:auto-text-indent="false"/>
    </style:style>
    <style:style style:name="P4" style:family="paragraph" style:parent-style-name="Standard" style:list-style-name="WWNum4">
      <style:paragraph-properties fo:margin-left="0.5in" fo:margin-right="0in" fo:margin-top="0in" fo:margin-bottom="0in" loext:contextual-spacing="false" fo:text-indent="-0.25in" style:auto-text-indent="false"/>
    </style:style>
    <style:style style:name="P5" style:family="paragraph" style:parent-style-name="Standard" style:list-style-name="WWNum2">
      <style:paragraph-properties fo:margin-left="0.5in" fo:margin-right="0in" fo:margin-top="0in" fo:margin-bottom="0in" loext:contextual-spacing="false"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4">
      <style:paragraph-properties fo:margin-left="1in" fo:margin-right="0in" fo:margin-top="0in" fo:margin-bottom="0in" loext:contextual-spacing="false" fo:text-indent="-0.25in" style:auto-text-indent="false"/>
    </style:style>
    <style:style style:name="P10" style:family="paragraph" style:parent-style-name="Standard" style:list-style-name="WWNum4">
      <style:paragraph-properties fo:margin-left="1in" fo:margin-right="0in" fo:text-indent="-0.25in" style:auto-text-indent="false"/>
    </style:style>
    <style:style style:name="P11" style:family="paragraph" style:parent-style-name="Heading_20_1">
      <style:paragraph-properties fo:text-align="center" style:justify-single-word="false"/>
    </style:style>
    <style:style style:name="P12" style:family="paragraph" style:parent-style-name="Heading_20_2">
      <style:paragraph-properties fo:margin-top="0in" fo:margin-bottom="0in" loext:contextual-spacing="false" fo:line-height="115%" fo:orphans="0" fo:widows="0"/>
    </style:style>
    <style:style style:name="P13" style:family="paragraph" style:parent-style-name="Title" style:master-page-name="Standard">
      <style:paragraph-properties style:page-number="1"/>
    </style:style>
    <style:style style:name="P14"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style:font-name="Helvetica Neue" fo:font-size="14pt" style:font-name-asian="Helvetica Neue1" style:font-size-asian="14pt" style:font-name-complex="Helvetica Neue1" style:font-size-complex="14pt"/>
    </style:style>
    <style:style style:name="T3" style:family="text">
      <style:text-properties style:text-underline-style="none"/>
    </style:style>
    <style:style style:name="T4" style:family="text">
      <style:text-properties fo:font-size="20pt" style:font-size-asian="20pt" style:font-size-complex="20pt"/>
    </style:style>
    <style:style style:name="T5" style:family="text">
      <style:text-properties fo:font-size="16pt" fo:font-style="italic" fo:font-weight="bold" style:font-size-asian="16pt" style:font-style-asian="italic" style:font-weight-asian="bold" style:font-size-complex="16pt"/>
    </style:style>
    <style:style style:name="T6" style:family="text">
      <style:text-properties style:font-name="Courier New" fo:font-size="10.5pt" style:font-name-asian="Courier New1" style:font-size-asian="10.5pt" style:font-name-complex="Courier New1" style:font-size-complex="10.5pt" fo:background-color="#ffffff"/>
    </style:style>
    <style:style style:name="T7" style:family="text">
      <style:text-properties fo:color="#008000" style:font-name="Courier New" fo:font-size="10.5pt" style:font-name-asian="Courier New1" style:font-size-asian="10.5pt" style:font-name-complex="Courier New1" style:font-size-complex="10.5pt" fo:background-color="#ffffff"/>
    </style:style>
    <style:style style:name="T8" style:family="text">
      <style:text-properties fo:color="#f7981d" style:font-name="Courier New" fo:font-size="10.5pt" style:font-name-asian="Courier New1" style:font-size-asian="10.5pt" style:font-name-complex="Courier New1" style:font-size-complex="10.5pt"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0693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dog5tb9gl1vi"/>Big Picture</text:p>
      <text:p text:style-name="P11"><text:bookmark text:name="_m17rgvbebfeb"/>There is nothing to do.</text:p>
      <text:p text:style-name="Standard">If I can get a finished tech pack in my hands and bids from 3 manufacturers and a hard prototype I think I can find $20,000.</text:p>
      <text:p text:style-name="Heading_20_1"><text:bookmark text:name="_5i8mot5axy51"/>Milestones</text:p>
      <text:p text:style-name="Standard">June 27th 2019 I achieved one bag and started my 1,000 days. Packed up and went to Playa del Carmen.</text:p>
      <text:p text:style-name="Standard">One thousand days is Wednesday, March 23, 2022. <text:s/></text:p>
      <text:p text:style-name="Standard">September 2019 I found Printful. </text:p>
      <text:p text:style-name="Standard">October 2nd 2019 I committed to Elonara.</text:p>
      <text:p text:style-name="Standard">December 6th 2019 was my last job interview. For the job I was overqualified for but had too many gaps for the recruiter to submit me.</text:p>
      <text:p text:style-name="Standard">Friday August 21st 2020 I set down the computer and Facebook. I am not an engineer. I am a CEO. </text:p>
      <text:p text:style-name="Standard">January 1st, 2021, moved into Al's garage. Nothing to do but grow this business.</text:p>
      <text:p text:style-name="Standard"/>
      <text:p text:style-name="Standard"/>
      <text:p text:style-name="Standard"/>
      <text:p text:style-name="Heading_20_1"><text:bookmark text:name="_y6saahmji024"/>Log</text:p>
      <text:p text:style-name="Heading_20_1"><text:bookmark text:name="_qty47xnq057l"/>Sprint 2020-12-27-2021-1-10</text:p>
      <text:p text:style-name="P2"/>
      <text:p text:style-name="P2"/>
      <text:p text:style-name="P2">2020-12-28 Monday</text:p>
      <text:p text:style-name="P2">60m closing sprint.</text:p>
      <text:p text:style-name="P2"><text:soft-page-break/>Walk.</text:p>
      <text:p text:style-name="P2">Nap.</text:p>
      <text:p text:style-name="P2">Ordered a tech pack.</text:p>
      <text:p text:style-name="P2">60m Closed sprint and did some planning.</text:p>
      <text:p text:style-name="P2"/>
      <text:p text:style-name="P2">Handing off the tech pack was one of my best business decisions.</text:p>
      <text:p text:style-name="P2"/>
      <text:p text:style-name="P2">2020-12-29 Tuesday</text:p>
      <text:p text:style-name="P2">Done. Texted Frank. Send him an offer next year. - Update the offer. Send it to Frank Selden. Get Frank to fund the project.</text:p>
      <text:p text:style-name="P2"/>
      <text:p text:style-name="P2">Take money out of coinbase. $300.</text:p>
      <text:p text:style-name="P2">9am</text:p>
      <text:p text:style-name="Standard">60m coffee and plan.</text:p>
      <text:p text:style-name="Standard">60m Accounts.</text:p>
      <text:p text:style-name="Standard">60m Accounts.</text:p>
      <text:p text:style-name="Standard">60m shower.</text:p>
      <text:p text:style-name="Standard">60m find button and upload Micaiah's pictures.</text:p>
      <text:p text:style-name="Standard">60m groceries.</text:p>
      <text:p text:style-name="Standard">4pm</text:p>
      <text:p text:style-name="Standard">Eat. Walk. </text:p>
      <text:p text:style-name="Standard">7pm</text:p>
      <text:p text:style-name="Standard"><text:soft-page-break/>60m Accounts.</text:p>
      <text:p text:style-name="Standard">60m Accounts.</text:p>
      <text:p text:style-name="Standard">60m Accounts.</text:p>
      <text:p text:style-name="Standard">60m Accounts.</text:p>
      <text:p text:style-name="Standard">11pm</text:p>
      <text:p text:style-name="Standard">60m Accounts.</text:p>
      <text:p text:style-name="P2">midnight</text:p>
      <text:p text:style-name="Standard">60m Accounts.</text:p>
      <text:p text:style-name="P2"/>
      <text:p text:style-name="P2">I have $98 in paypal, $165 cash. $90 ebt. So $253 to get me to the next income.</text:p>
      <text:p text:style-name="P2">The business has $566 minus $200 for phone next week. $366. Plus $300 from David in two weeks and again around the 25th. So $966 to get the business making money.</text:p>
      <text:p text:style-name="P2">Thinking about adding office space to the business plan. Instead of living expenses. Then live in the office.</text:p>
      <text:p text:style-name="P2">Right now, I am trying to get Al to let me finish cleaning up his garage and convert that to office space. Add a lock set, shop lights, and a heater. And get rid of the garbage on the shelves.</text:p>
      <text:p text:style-name="P2"/>
      <text:p text:style-name="P2">$306.12 PayPal</text:p>
      <text:p text:style-name="P2">$260.78 Verity</text:p>
      <text:p text:style-name="P2">$566.90</text:p>
      <text:p text:style-name="P2"/>
      <text:p text:style-name="P2">$4.44 PayPal</text:p>
      <text:p text:style-name="P2">$93.95 EBT</text:p>
      <text:p text:style-name="P2">$98.39</text:p>
      <text:p text:style-name="P2"><text:soft-page-break/></text:p>
      <text:p text:style-name="P2">$165 cash</text:p>
      <text:p text:style-name="P2"/>
      <text:p text:style-name="P2">2020-12-30 Wednesday</text:p>
      <text:p text:style-name="P2">11am</text:p>
      <text:p text:style-name="P2">60m coffee and plan.</text:p>
      <text:p text:style-name="Standard">Renew LJHoliday.com. Two years. $40.</text:p>
      <text:p text:style-name="Standard">6om business plan.</text:p>
      <text:p text:style-name="Standard">6om business plan.</text:p>
      <text:p text:style-name="Standard">ringtone alt-ping-3</text:p>
      <text:p text:style-name="Standard">I walked to the marina got my mail which included my new driver's license. Then walked over to Al's got his car went to stoneway hardware got a heater shop light gloves trash bags lock set.</text:p>
      <text:p text:style-name="Standard">Sky got a place too. </text:p>
      <text:p text:style-name="Standard">Walked down for a bacon cheese burger on 24th.</text:p>
      <text:p text:style-name="Standard">Then over to Al's for Gumbo and talked until after midnight.</text:p>
      <text:p text:style-name="P2"/>
      <text:p text:style-name="P2">I think I can be here tonight and tomorrow night. Move Friday. Move to Al's for one week while I prep out the garage.</text:p>
      <text:p text:style-name="P2">During that week, buy two shop lights, an oil filled heater, and a lock set. Fix the wiring. There are already switches and outlets and romex. </text:p>
      <text:p text:style-name="P2">Or. Move to Mexico. Or not. I want to live somewhere I can have friends over. Have parties. Until I get a boat. </text:p>
      <text:p text:style-name="P2"/>
      <text:p text:style-name="P2">The Condition:</text:p>
      <text:p text:style-name="P2">Today is Wednesday. I need to move out of this place Friday.</text:p>
      <text:p text:style-name="P2"><text:soft-page-break/>I have ordered a tech pack for $200 and committed to spending another $1,200 to get a jacket into the store as a drop ship product.</text:p>
      <text:p text:style-name="P2">At $500 more dollars I will have a sewn sample in my hands.</text:p>
      <text:p text:style-name="P2">I can use the sample and a business plan to ask people for a thousand dollars to finish development. Then I will have a product in the store.</text:p>
      <text:p text:style-name="P2">I also want shirts, trousers, and socks in the store. In addition to my t-shirts. </text:p>
      <text:p text:style-name="P2">I need a place to live, a place for friends to visit, money to live on, and money to move the business forward.</text:p>
      <text:p text:style-name="P2">What I want:</text:p>
      <text:p text:style-name="P2">I want a place to live, a place for friends to visit, money to live on, and money to move the business forward. I want money. Lots of money.</text:p>
      <text:p text:style-name="P2">What it feels like:</text:p>
      <text:p text:style-name="P2">It feels like I can focus on what I am doing and enjoy this life. It feels like I have hope and purpose. It feels like happiness and clarity.</text:p>
      <text:p text:style-name="P2">The God qualities:</text:p>
      <text:p text:style-name="P2">Joy and Clarity. </text:p>
      <text:p text:style-name="P2">Love and Life.</text:p>
      <text:p text:style-name="P2"/>
      <text:p text:style-name="P2">2020-12-31 Thursday</text:p>
      <text:p text:style-name="P2">Up early. 6:30am</text:p>
      <text:p text:style-name="Standard">Get a respirator. Or not. Can't find a respirator in Ballard. Al gave me an N95 mask. That's all I needed. </text:p>
      <text:p text:style-name="Standard">Fix power in Al's garage. Turns out it was a dead GFI outlet.</text:p>
      <text:p text:style-name="Standard">Install light.</text:p>
      <text:p text:style-name="Standard">Clear back half of garage.</text:p>
      <text:p text:style-name="Standard">Get paint.</text:p>
      <text:p text:style-name="Standard">Paint walls.</text:p>
      <text:p text:style-name="Standard"><text:soft-page-break/>Paint floor.</text:p>
      <text:p text:style-name="Standard">16 hour day and got it done.</text:p>
      <text:p text:style-name="P2"/>
      <text:p text:style-name="P2">The goal today is to create a space in Al's garage that is clean, warm, well lit, and does not smell bad. With a table and chair for my computer and my tent set up "in the corner". I hope to get through the painting part. With a large pile of rat pissed garbage in contractor bags out in the yard ready to go to the dump.</text:p>
      <text:p text:style-name="P2">The front of the garage is relatively clean. It is the back and the shelves that is bad. The stink in the crap on the shelves. </text:p>
      <text:p text:style-name="P2"/>
      <text:p text:style-name="P2">2021-01-01 Friday</text:p>
      <text:p text:style-name="P2">I have moved out of Skye's.</text:p>
      <text:p text:style-name="P2">Yesterday I painted two of the walls and the floor in the back "half" of the garage. The floor is not dry yet. I put much too much paint on parts of it. It will be dry tomorrow.</text:p>
      <text:p text:style-name="P2">5:15pm</text:p>
      <text:p text:style-name="P2">I need a nap. Or coffee. I could make coffee now. Or after a nap. </text:p>
      <text:p text:style-name="P2">I'll try a nap first.</text:p>
      <text:p text:style-name="P2">So nap, and coffee. And eat a little. Somehow it's 10pm.</text:p>
      <text:p text:style-name="P2">Every time I write off Micaiah she seems to do something to make me reconsider. </text:p>
      <text:p text:style-name="P2"/>
      <text:p text:style-name="P2">2021-01-02 Saturday</text:p>
      <text:p text:style-name="P2"/>
      <text:p text:style-name="P12"><text:bookmark text:name="_bb6lkcv8n81z"/>I feel like me again!</text:p>
      <text:p text:style-name="Standard"/>
      <text:p text:style-name="Standard">Quick as I could I dumped a bunch of boxes this morning while Al and Nick loaded a trailer of garbage.</text:p>
      <text:p text:style-name="Standard">Then went out to Mount lake terrace with Micaiah where she bought a Mazda tribute.</text:p>
      <text:p text:style-name="Standard"><text:soft-page-break/>Then back to the garage and I have almost finished painting the east wall.</text:p>
      <text:p text:style-name="Standard">8pm. </text:p>
      <text:p text:style-name="Standard">Definitely not a fine finish on the shelves, but there is white paint on everything. Except the actual shelves. I'll paint them tomorrow or the next day or some day. Tomorrow.</text:p>
      <text:p text:style-name="Standard">10:45.</text:p>
      <text:p text:style-name="Standard"/>
      <text:p text:style-name="Standard">2021-01-03 Sunday</text:p>
      <text:p text:style-name="Standard">Packed out.</text:p>
      <text:p text:style-name="Standard">Cleaned up the shop. Put the books in bags and moved to overhead.</text:p>
      <text:p text:style-name="Standard">Walked to Goodwill and got three sheets for a curtain, a comforter, and a pair of trousers. Walked to Ballard Market and got groceries and <text:s/>chili, then Stoneway for a pack of screw eyes. </text:p>
      <text:p text:style-name="Standard">Hung "curtains".</text:p>
      <text:p text:style-name="Standard"/>
      <text:p text:style-name="Standard">I'm sitting in the new space now. I have a coffee I made in Al's kitchen and music on my ipad. It's cold out, but not freezing and not terrible cold in here. It is cold in here but the oil filled heater is definitely taking the edge off.</text:p>
      <text:p text:style-name="Standard">This will work.</text:p>
      <text:p text:style-name="Standard"/>
      <text:p text:style-name="Standard">2021-01-04 Monday</text:p>
      <text:p text:style-name="Standard">Activated Google Fi data sim. Now I can use my iPad as a hotspot.</text:p>
      <text:p text:style-name="Standard"/>
      <text:p text:style-name="Standard">The Condition:</text:p>
      <text:p text:style-name="Standard">Everything I own is in this space and I can carry it all in one load. I have no debt, no property, no ties. I am free.</text:p>
      <text:p text:style-name="Standard"/>
      <text:p text:style-name="Standard">$15.02 Verity</text:p>
      <text:p text:style-name="Heading_20_1"><text:bookmark text:name="_5oh8gh4asl01"/><text:soft-page-break/>Primary Goal</text:p>
      <text:p text:style-name="Standard">The business is making enough money for me to rent a house where I can have guests.</text:p>
      <text:p text:style-name="Standard">Just that first million for now. Focus on that. </text:p>
      <text:p text:style-name="Standard">Grand Sturdy 45 Sedan</text:p>
      <text:p text:style-name="Standard">$269.99 </text:p>
      <text:p text:style-name="Standard"/>
      <text:p text:style-name="Standard"><draw:rect text:anchor-type="as-char" style:rel-width="100%" draw:z-index="0" draw:style-name="gr1" draw:text-style-name="P14" svg:width="0.0012in" svg:height="0.0213in"><text:p/></draw:rect></text:p>
      <text:p text:style-name="Heading_20_2"><text:bookmark text:name="_9y2bux5dn0gs"/>Every Day</text:p>
      <text:list xml:id="list591376124" text:style-name="WWNum3">
        <text:list-item>
          <text:p text:style-name="P3">No complaining.</text:p>
        </text:list-item>
        <text:list-item>
          <text:p text:style-name="P3">Practice.</text:p>
        </text:list-item>
        <text:list-item>
          <text:p text:style-name="P3">DuoLingo.</text:p>
        </text:list-item>
        <text:list-item>
          <text:p text:style-name="P3">Confidence is beautiful.</text:p>
        </text:list-item>
        <text:list-item>
          <text:p text:style-name="P3">Keep my people informed.</text:p>
        </text:list-item>
        <text:list-item>
          <text:p text:style-name="P3">Appreciate and praise others.</text:p>
        </text:list-item>
        <text:list-item>
          <text:p text:style-name="P3">Keep eye contact.</text:p>
        </text:list-item>
        <text:list-item>
          <text:p text:style-name="P3">Workout Monday, Wednesday, and Friday.</text:p>
        </text:list-item>
        <text:list-item>
          <text:p text:style-name="P6">Get to bed early.</text:p>
        </text:list-item>
      </text:list>
      <text:p text:style-name="Standard"/>
      <text:p text:style-name="Standard"><draw:rect text:anchor-type="as-char" style:rel-width="100%" draw:z-index="1" draw:style-name="gr1" draw:text-style-name="P14" svg:width="0.0012in" svg:height="0.0213in"><text:p/></draw:rect></text:p>
      <text:p text:style-name="Standard"><text:a xlink:type="simple" xlink:href="https://tinymonth.com/#cz1bMjAyMCwxMSwxXWU9W1tbWzAsIk1vdmUiXVtbWzIwMjAsMTEsMzBdWzMxXV1dXV1bW1sxLCJmaW5kJTIwbW9uZGV5Il1bW1syMDIwLDExLDI5XVszMF1dXV1dXQogIGM9dHJ1ZQogIGk9dHJ1ZQogIGQ9MA==" text:style-name="ListLabel_20_37" text:visited-style-name="ListLabel_20_37"><text:span text:style-name="T1">https://tinymonth.com/#cz1bMjAyMCwxMSwxXWU9W1tbWzAsIk1vdmUiXVtbWzIwMjAsMTEsMzBdWzMxXV1dXV1bW1sxLCJmaW5kJTIwbW9uZGV5Il1bW1syMDIwLDExLDI5XVszMF1dXV1dXQogIGM9dHJ1ZQogIGk9dHJ1ZQogIGQ9MA==</text:span></text:a> </text:p>
      <text:p text:style-name="Standard"/>
      <text:p text:style-name="Heading_20_2"><text:bookmark text:name="_p9dzjyvyp0nd"/><text:soft-page-break/>Actions</text:p>
      <text:p text:style-name="Standard"/>
      <text:p text:style-name="Heading_20_3"><text:bookmark text:name="_x5h5wr85ayqf"/>Monday</text:p>
      <text:p text:style-name="Standard">Polish up the business plan. Get some money. Move the business forward. Send a business plan to Mithun. By the end of the day I want a simple business plan that maps out getting from where we are right now to the end of the next three months.</text:p>
      <text:p text:style-name="Standard">Call Peter McKinnon.</text:p>
      <text:p text:style-name="Standard"/>
      <text:p text:style-name="Heading_20_3"><text:bookmark text:name="_cmu34fimgohw"/>Tuesday</text:p>
      <text:p text:style-name="Standard">Install and paint eleven shelves. Paint them in place. Don't worry about the edges. Put the shit surface down. Burn a roller skin.</text:p>
      <text:p text:style-name="Standard">Have jacket cleaned and button sewn on by cleaners.</text:p>
      <text:p text:style-name="Standard">Walk to marina for mail. Maybe there's a cheque?</text:p>
      <text:p text:style-name="Standard">Tango Happy Hour</text:p>
      <text:p text:style-name="Standard"/>
      <text:p text:style-name="Heading_20_3"><text:bookmark text:name="_63tf7iwu8ex3"/>Wednesday</text:p>
      <text:p text:style-name="P1"><draw:rect text:anchor-type="as-char" style:rel-width="100%" draw:z-index="2" draw:style-name="gr2" draw:text-style-name="P14" svg:width="0.0012in" svg:height="0.0213in"><text:p/></draw:rect></text:p>
      <text:p text:style-name="Heading_20_2"><text:bookmark text:name="_yqox77edztkf"/>Planned for this sprint </text:p>
      <text:list xml:id="list2456974697" text:style-name="WWNum4">
        <text:list-item>
          <text:p text:style-name="P4">Personal</text:p>
          <text:list>
            <text:list-item>
              <text:p text:style-name="P9">Figure out how much money you need.</text:p>
            </text:list-item>
            <text:list-item>
              <text:p text:style-name="P9">Get the money.</text:p>
            </text:list-item>
            <text:list-item>
              <text:p text:style-name="P9">Move. </text:p>
            </text:list-item>
          </text:list>
        </text:list-item>
        <text:list-item>
          <text:p text:style-name="P4">LJHoliday</text:p>
          <text:list>
            <text:list-item>
              <text:p text:style-name="P9">Move into office space. Set up an equity deal for office space.</text:p>
            </text:list-item>
            <text:list-item>
              <text:p text:style-name="P9"><text:soft-page-break/>Condor</text:p>
            </text:list-item>
            <text:list-item>
              <text:p text:style-name="P9">Create products for all of the adapters and maximatcher.</text:p>
            </text:list-item>
            <text:list-item>
              <text:p text:style-name="P9">Grab the review from whatever category that was and put it someplace obvious on the front page.</text:p>
            </text:list-item>
            <text:list-item>
              <text:p text:style-name="P9">Link to Condor from maximatcher and maximatcher from Condor.</text:p>
            </text:list-item>
            <text:list-item>
              <text:p text:style-name="P9">Clean up reviews. I don't know what this means. Clean up comments?</text:p>
            </text:list-item>
            <text:list-item>
              <text:p text:style-name="P9">Re-index condor-electronics.com.</text:p>
            </text:list-item>
          </text:list>
        </text:list-item>
        <text:list-item>
          <text:p text:style-name="P4">Have a tech pack ready to use to request bids from factories.</text:p>
        </text:list-item>
        <text:list-item>
          <text:p text:style-name="P4">Make progress on choosing a fabric for the jacket. </text:p>
        </text:list-item>
        <text:list-item>
          <text:p text:style-name="P4">Hire someone to create a landing page for LJHoliday. Or do it myself.</text:p>
        </text:list-item>
        <text:list-item>
          <text:p text:style-name="P4">Add trousers, vests, shirts, socks, and pocket squares to the store.</text:p>
        </text:list-item>
        <text:list-item>
          <text:p text:style-name="P4">Hire someone to send out an email. Next year. Set this up for next year. Set up next year KW style.</text:p>
          <text:list>
            <text:list-item>
              <text:p text:style-name="P9">Happy Holidays!</text:p>
            </text:list-item>
            <text:list-item>
              <text:p text:style-name="P10">It has been an interesting year. Let's hope the madness is over by spring. In the meantime, I have a pretty cool t-shirt you can give as a gift or wear around the house by yourself.</text:p>
            </text:list-item>
          </text:list>
        </text:list-item>
      </text:list>
      <text:p text:style-name="Heading_20_2"><text:bookmark text:name="_7gdyifry6b5c"/>Added to this sprint </text:p>
      <text:list xml:id="list3340568194" text:style-name="WWNum1">
        <text:list-item>
          <text:p text:style-name="P7">Get two or three thousand from Frank Selden.</text:p>
        </text:list-item>
      </text:list>
      <text:p text:style-name="Standard"><draw:rect text:anchor-type="as-char" style:rel-width="100%" draw:z-index="3" draw:style-name="gr1" draw:text-style-name="P14" svg:width="0.0012in" svg:height="0.0213in"><text:p/></draw:rect></text:p>
      <text:p text:style-name="Standard"/>
      <text:p text:style-name="Standard"/>
      <text:p text:style-name="Standard"/>
      <text:p text:style-name="Standard">March 23 2022 1,000 days</text:p>
      <text:p text:style-name="Standard"/>
      <text:p text:style-name="Heading_20_1"><text:bookmark text:name="_wgjqwdbokham"/><text:soft-page-break/>Maybe/Backlog</text:p>
      <text:list xml:id="list2389789040" text:style-name="WWNum2">
        <text:list-item>
          <text:p text:style-name="P8">Wash dickies trousers and safari shirt.</text:p>
        </text:list-item>
        <text:list-item>
          <text:p text:style-name="P8">Burn a pound of sage in the garage.</text:p>
        </text:list-item>
        <text:list-item>
          <text:p text:style-name="P8">CEO Update Email January 2021.</text:p>
        </text:list-item>
        <text:list-item>
          <text:p text:style-name="P8">60m Add a business plan to include a storefront.</text:p>
        </text:list-item>
        <text:list-item>
          <text:p text:style-name="P8">Reach out to David's contact. Joe Sky Tucker. 206 324 4330. Business Impact NW.</text:p>
        </text:list-item>
        <text:list-item>
          <text:p text:style-name="P8">60m more planning. How much money do I need right now? </text:p>
        </text:list-item>
        <text:list-item>
          <text:p text:style-name="P8">60m business plan A. Start business plan B.</text:p>
        </text:list-item>
        <text:list-item>
          <text:p text:style-name="P8">60m Find it. Find the money. Go to Mexico? </text:p>
        </text:list-item>
        <text:list-item>
          <text:p text:style-name="P8">Get Peter to make the new page HTTPS://ljholiday.com/ljholiday.</text:p>
        </text:list-item>
        <text:list-item>
          <text:p text:style-name="P8">Update LJHoliday financials. Update the cap table. Do I need to do this to realize income right now? Yes. I need a current cap table.</text:p>
        </text:list-item>
        <text:list-item>
          <text:p text:style-name="P5">Call Innis.</text:p>
        </text:list-item>
        <text:list-item>
          <text:p text:style-name="P5">Call Dick Carlton.</text:p>
        </text:list-item>
        <text:list-item>
          <text:p text:style-name="P5">Renew my passport.</text:p>
        </text:list-item>
        <text:list-item>
          <text:p text:style-name="P8">Renew escapees membership.</text:p>
        </text:list-item>
        <text:list-item>
          <text:p text:style-name="P8">Deal with Yacht club membership.</text:p>
        </text:list-item>
        <text:list-item>
          <text:p text:style-name="P8">Create a product page for the jacket.</text:p>
        </text:list-item>
        <text:list-item>
          <text:p text:style-name="P8">Create a new landing page for LJHoliday. Get Peter McKinnon to do this. Give him a link to the blank page. Have him include the belted back jacket, and his letterman's jacket. Consider adding the trenchcoat.</text:p>
        </text:list-item>
        <text:list-item>
          <text:p text:style-name="P8">Remove gmail from <text:a xlink:type="simple" xlink:href="mailto:ljholidayllc@gmail.com" text:style-name="ListLabel_20_37" text:visited-style-name="ListLabel_20_37"><text:span text:style-name="T1">ljholidayllc@gmail.com</text:span></text:a>'s services. <text:a xlink:type="simple" xlink:href="https://support.google.com/mail/answer/61177" text:style-name="ListLabel_20_37" text:visited-style-name="ListLabel_20_37"><text:span text:style-name="T1">https://support.google.com/mail/answer/61177</text:span></text:a> Complete the company seal.</text:p>
        </text:list-item>
        <text:list-item>
          <text:p text:style-name="P8">It is possible to move away from google calendar. Yes. <text:a xlink:type="simple" xlink:href="https://mail.elonara.com:2080" text:style-name="ListLabel_20_37" text:visited-style-name="ListLabel_20_37"><text:span text:style-name="T1">https://mail.elonara.com:2080</text:span></text:a> is my caldav server. Make it so.</text:p>
        </text:list-item>
        <text:list-item>
          <text:p text:style-name="P5">Disable wordpress cron on ljholiday and enable system cron.</text:p>
        </text:list-item>
        <text:list-item>
          <text:p text:style-name="P5"><text:soft-page-break/>Overhaul ljholiday facebook page. also elonara.</text:p>
        </text:list-item>
        <text:list-item>
          <text:p text:style-name="P5">Link to LJHoliday from Elonara, Elonn, and WhatTheFabulous.</text:p>
        </text:list-item>
        <text:list-item>
          <text:p text:style-name="P5">Clarify and simplify my contacts. What is/are my google voice number/numbers?</text:p>
        </text:list-item>
        <text:list-item>
          <text:p text:style-name="P5">Install NextCloud on elonara's server. As cloud.ljholiday.com. Put all the things on the elonara server. All the business things. Only the store on the ljholiday server. Does this need to happen in order to make money right now? No.</text:p>
        </text:list-item>
        <text:list-item>
          <text:p text:style-name="P5">Ask Joshua if maybe he wants to write a piece about stars and individual style. Why are some of a suit wearers and some of us flight jacket wearers?</text:p>
        </text:list-item>
        <text:list-item>
          <text:p text:style-name="P8">Maybe Lisa would like to write a little ditty about dressing well in the 21st century.</text:p>
        </text:list-item>
      </text:list>
      <text:p text:style-name="Heading_20_1"><text:bookmark text:name="_sc0bui30bj37"/>Not </text:p>
      <text:p text:style-name="Standard">Never live somewhere I can't invite people over.</text:p>
      <text:p text:style-name="Standard">Not dependent on Google. It cannot be possible to de-index.</text:p>
      <text:p text:style-name="Standard">Amazon. Not amazon. </text:p>
      <text:p text:style-name="Standard">Not the tiny houses industry. Totally saturated and I don't want to live that way. I want party space and a pool. Rooftop would be best. Or shoreline. </text:p>
      <text:p text:style-name="Standard">Not a traditional social network. Maybe something totally different, but not another facebook.</text:p>
      <text:p text:style-name="Standard">Alone. Not doing the next project alone.</text:p>
      <text:p text:style-name="Standard">Not subsidised housing. </text:p>
      <text:p text:style-name="Standard">Not another van. Big motorhome? Briefly would be OK. But a boat would be better.</text:p>
      <text:p text:style-name="Standard">Not a motorhome. No social activity on a motorhome.</text:p>
      <text:p text:style-name="Standard">Get off food stamps! Fuck!</text:p>
      <text:p text:style-name="Standard">Not Kenmore. Good lord, man!</text:p>
      <text:p text:style-name="Standard">Not a job. Don't give up. No job.</text:p>
      <text:p text:style-name="Standard">We're done. Fix the shit now. No more fucking transit; no more fucking buses.</text:p>
      <text:p text:style-name="Standard"/>
      <text:p text:style-name="Heading_20_1"><text:bookmark text:name="_xfs6i851qm6m"/><text:soft-page-break/>Notes </text:p>
      <text:p text:style-name="Standard">Force carrier switch. <text:s/>When no voice and data because sprint. *#*#346398#*#*</text:p>
      <text:p text:style-name="Standard">Phone information *#*#4636#*#*</text:p>
      <text:p text:style-name="Standard">Patch pockets don't sag. Bellows pockets make room for a little extra load from time to time. Carry an extra load from time to time.</text:p>
      <text:p text:style-name="Standard">High performance fabrics already have the characteristics of classic fabrics. They're stiff. We feel we can get the best look and the greatest result by using sportswear models sportswear manufacturing techniques rather than attempting to create a fully canvas suit out of a modern soft shell.</text:p>
      <text:p text:style-name="Standard"/>
      <text:p text:style-name="Standard"/>
      <text:p text:style-name="Standard"><text:span text:style-name="T5">“If you can’t fit everything in within the time and budget allotted</text:span></text:p>
      <text:p text:style-name="Standard"><text:span text:style-name="T5">then don’t expand the time and budget. Instead, pull back</text:span></text:p>
      <text:p text:style-name="Standard"><text:span text:style-name="T5">the scope. There’s always time to add stuff later – later is eternal,</text:span></text:p>
      <text:p text:style-name="Standard"><text:span text:style-name="T5">now is fleeting.” </text:span></text:p>
      <text:p text:style-name="Standard"><text:s text:c="77"/>Getting Real</text:p>
      <text:p text:style-name="Heading_20_1"><text:bookmark text:name="_wet9geunofho"/>Resources </text:p>
      <text:p text:style-name="Heading_20_2"><text:bookmark text:name="_dy7f4222pxh"/>Business</text:p>
      <text:p text:style-name="Standard">Good pile of resources.</text:p>
      <text:p text:style-name="Standard"><text:a xlink:type="simple" xlink:href="https://go.legalvision.com.au/Startup-Manual.html" text:style-name="ListLabel_20_37" text:visited-style-name="ListLabel_20_37"><text:span text:style-name="T1">https://go.legalvision.com.au/Startup-Manual.html</text:span></text:a> </text:p>
      <text:p text:style-name="Heading_20_2"><text:bookmark text:name="_51m5gzyjxo5m"/>Espanol</text:p>
      <text:p text:style-name="Standard"><text:a xlink:type="simple" xlink:href="https://www.wilbooks.com/free-online-books-spanish-kindergarten" text:style-name="ListLabel_20_37" text:visited-style-name="ListLabel_20_37"><text:span text:style-name="T1">https://www.wilbooks.com/free-online-books-spanish-kindergarten</text:span></text:a> </text:p>
      <text:p text:style-name="Standard"/>
      <text:p text:style-name="Heading_20_2"><text:bookmark text:name="_9ue7g3fo4urp"/>Wordpress Code</text:p>
      <text:p text:style-name="Standard">Handmade site notice:</text:p>
      <text:p text:style-name="Standard"><text:soft-page-break/><text:a xlink:type="simple" xlink:href="https://www.cssigniter.com/add-a-site-wide-dismissible-notice-bar-to-your-wordpress-website/" text:style-name="ListLabel_20_37" text:visited-style-name="ListLabel_20_37"><text:span text:style-name="T1">https://www.cssigniter.com/add-a-site-wide-dismissible-notice-bar-to-your-wordpress-website/</text:span></text:a> </text:p>
      <text:p text:style-name="Standard">Background color single page. <text:a xlink:type="simple" xlink:href="https://cleversequence.com/how-to-change-the-background-color-of-a-single-page-in-wordpress/" text:style-name="ListLabel_20_37" text:visited-style-name="ListLabel_20_37"><text:span text:style-name="T1">https://cleversequence.com/how-to-change-the-background-color-of-a-single-page-in-wordpress/</text:span></text:a> </text:p>
      <text:p text:style-name="Standard"/>
      <text:p text:style-name="Heading_20_2"><text:bookmark text:name="_61b1mvd4iwc3"/>Clothes</text:p>
      <text:p text:style-name="Standard">Great classic stuff <text:s/><text:a xlink:type="simple" xlink:href="https://simonjamescathcart.com/pages/about-us" text:style-name="ListLabel_20_37" text:visited-style-name="ListLabel_20_37"><text:span text:style-name="T1">https://simonjamescathcart.com/pages/about-us</text:span></text:a></text:p>
      <text:p text:style-name="Standard"/>
      <text:p text:style-name="Heading_20_2"><text:bookmark text:name="_mnufj4v9zxt"/>Web</text:p>
      <text:p text:style-name="Standard">How to edit/create an xfce theme</text:p>
      <text:p text:style-name="Standard"><text:a xlink:type="simple" xlink:href="https://wiki.xfce.org/howto/xfwm4_theme#titlebar_decorations" text:style-name="ListLabel_20_37" text:visited-style-name="ListLabel_20_37"><text:span text:style-name="T1">https://wiki.xfce.org/howto/xfwm4_theme#titlebar_decorations</text:span></text:a> </text:p>
      <text:p text:style-name="Standard"/>
      <text:p text:style-name="Standard"/>
      <text:p text:style-name="Standard"/>
      <text:p text:style-name="Heading_20_2"><text:bookmark text:name="_pbzmu89oclrv"/>Code</text:p>
      <text:p text:style-name="Standard">Text, and Date from another cell.</text:p>
      <text:p text:style-name="Standard"><text:span text:style-name="T6">=</text:span><text:span text:style-name="T7">"Shares Vested as of"</text:span><text:span text:style-name="T6">&amp;</text:span><text:span text:style-name="T7">" "</text:span><text:span text:style-name="T6">&amp;TEXT(</text:span><text:span text:style-name="T8">E1</text:span><text:span text:style-name="T6">,</text:span><text:span text:style-name="T7">"mm/d/yyyy"</text:span><text:span text:style-name="T6">) </text:span></text:p>
      <text:p text:style-name="Standard"/>
      <text:p text:style-name="Standard"/>
      <text:p text:style-name="Standard"/>
      <text:p text:style-name="Standard"/>
      <text:p text:style-name="Standard"/>
      <text:p text:style-name="Standard"/>
      <text:p text:style-name="Standard"><text:soft-page-break/>&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4pt" fo:language="en" fo:country="none" style:letter-kerning="false" style:font-name-asian="Helvetica Neue1" style:font-size-asian="14pt" style:language-asian="zh" style:country-asian="CN" style:font-name-complex="Helvetica Neue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4pt" fo:language="en" fo:country="none" style:letter-kerning="false" style:font-name-asian="Helvetica Neue1" style:font-size-asian="14pt" style:language-asian="zh" style:country-asian="CN" style:font-name-complex="Helvetica Neue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693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EB Garamond" fo:font-family="'EB Garamond'" style:font-family-generic="roman" style:font-pitch="variable" fo:font-size="30pt" style:font-name-asian="EB Garamond1" style:font-family-asian="'EB Garamond'" style:font-family-generic-asian="system" style:font-pitch-asian="variable" style:font-size-asian="30pt" style:font-name-complex="EB Garamond1" style:font-family-complex="'EB Garamond'" style:font-family-generic-complex="system" style:font-pitch-complex="variable" style:font-size-complex="30pt"/>
    </style:style>
    <style:style style:name="Heading_20_2" style:display-name="Heading 2" style:family="paragraph" style:parent-style-name="normal" style:next-style-name="Standard" style:default-outline-level="" style:class="text">
      <loext:graphic-properties draw:fill="solid" draw:fill-color="#ffffff"/>
      <style:paragraph-properties fo:margin-top="0.1665in" fo:margin-bottom="0.111in" loext:contextual-spacing="false" fo:line-height="115%" fo:keep-together="always" fo:background-color="#ffffff" fo:keep-with-next="always"/>
      <style:text-properties style:font-name="EB Garamond" fo:font-family="'EB Garamond'" style:font-family-generic="roman" style:font-pitch="variable" fo:font-size="24pt" style:font-name-asian="EB Garamond1" style:font-family-asian="'EB Garamond'" style:font-family-generic-asian="system" style:font-pitch-asian="variable" style:font-size-asian="24pt" style:font-name-complex="EB Garamond1" style:font-family-complex="'EB Garamond'" style:font-family-generic-complex="system" style:font-pitch-complex="variable" style:font-size-complex="24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EB Garamond" fo:font-family="'EB Garamond'" style:font-family-generic="roman" style:font-pitch="variable" fo:font-size="20pt" style:font-name-asian="EB Garamond1" style:font-family-asian="'EB Garamond'" style:font-family-generic-asian="system" style:font-pitch-asian="variable" style:font-size-asian="20pt" style:font-name-complex="EB Garamond1" style:font-family-complex="'EB Garamond'" style:font-family-generic-complex="system" style:font-pitch-complex="variable" style:font-size-complex="20pt"/>
    </style:style>
    <style:style style:name="Heading_20_4" style:display-name="Heading 4" style:family="paragraph" style:parent-style-name="normal" style:next-style-name="Standard" style:default-outline-level="" style:class="text">
      <style:paragraph-properties fo:keep-together="always" fo:keep-with-next="always"/>
      <style:text-properties style:font-name="EB Garamond" fo:font-family="'EB Garamond'" style:font-family-generic="roman" style:font-pitch="variable" fo:font-size="18pt" style:font-name-asian="EB Garamond1" style:font-family-asian="'EB Garamond'" style:font-family-generic-asian="system" style:font-pitch-asian="variable" style:font-size-asian="18pt" style:font-name-complex="EB Garamond1" style:font-family-complex="'EB Garamond'" style:font-family-generic-complex="system" style:font-pitch-complex="variable" style:font-size-complex="18pt"/>
    </style:style>
    <style:style style:name="Heading_20_5" style:display-name="Heading 5" style:family="paragraph" style:parent-style-name="normal" style:next-style-name="Standard" style:default-outline-level="" style:class="text">
      <style:paragraph-properties fo:margin-left="0.5in" fo:margin-right="0in" fo:keep-together="always" fo:text-indent="0in" style:auto-text-indent="false" fo:keep-with-next="always"/>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style:font-name="Times New Roman" fo:font-family="'Times New Roman'" style:font-family-generic="roman" style:font-pitch="variable" fo:font-size="36pt" style:font-name-asian="Times New Roman1" style:font-family-asian="'Times New Roman'"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139in" fo:margin-bottom="0.0835in" loext:contextual-spacing="false" fo:line-height="100%" fo:keep-together="always" fo:keep-with-next="always"/>
      <style:text-properties fo:color="#666666" style:font-name="Arial" fo:font-family="Arial" style:font-family-generic="roman" style:font-pitch="variable" fo:font-size="15pt" fo:font-weight="bold" style:font-name-asian="Arial1" style:font-family-asian="Arial" style:font-family-generic-asian="system" style:font-pitch-asian="variable" style:font-size-asian="15pt" style:font-weight-asian="bold"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Helvetica Neue" fo:font-family="'Helvetica Neue'" style:font-family-generic="roman" style:font-pitch="variable" fo:font-size="14pt" style:text-underline-style="none"/>
    </style:style>
    <style:style style:name="ListLabel_20_29" style:display-name="ListLabel 29" style:family="text">
      <style:text-properties style:font-name="Helvetica Neue" fo:font-family="'Helvetica Neue'" style:font-family-generic="roman" style:font-pitch="variable" fo:font-size="14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43" meta:word-count="2216" meta:character-count="12533" meta:non-whitespace-character-count="10492"/>
    <meta:generator>LibreOfficeDev/6.0.5.2$Linux_X86_64 LibreOffice_project/</meta:generator>
  </office:meta>
</office:document-meta>
</file>